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 mathvariant="italic">coefficient</mi>
            <mi mathvariant="italic">binomiaux</mi>
          </mrow>
        </mtd>
      </mtr>
      <mtr>
        <mtd>
          <mrow/>
        </mtd>
      </mtr>
      <mtr>
        <mtd>
          <mrow>
            <mrow>
              <msup>
                <mrow>
                  <mo stretchy="false">(</mo>
                  <mrow>
                    <mrow>
                      <mi>x</mi>
                      <mo stretchy="false">+</mo>
                      <mi>y</mi>
                    </mrow>
                  </mrow>
                  <mo stretchy="false">)</mo>
                </mrow>
                <mi>n</mi>
              </msup>
              <mo stretchy="false">=</mo>
              <mrow>
                <munderover>
                  <mo stretchy="false">∑</mo>
                  <mrow>
                    <mrow>
                      <mi>k</mi>
                      <mo stretchy="false">=</mo>
                      <mn>0</mn>
                    </mrow>
                  </mrow>
                  <mrow>
                    <mi>n</mi>
                  </mrow>
                </munderover>
                <mrow>
                  <mrow>
                    <mo stretchy="false">(</mo>
                    <mrow>
                      <mfenced open="(" close=")">
                        <mrow>
                          <mtable>
                            <mtr>
                              <mtd>
                                <mrow>
                                  <mi>n</mi>
                                </mrow>
                              </mtd>
                            </mtr>
                            <mtr>
                              <mtd>
                                <mrow>
                                  <mi>k</mi>
                                </mrow>
                              </mtd>
                            </mtr>
                          </mtable>
                        </mrow>
                      </mfenced>
                      <mrow>
                        <mo stretchy="false">(</mo>
                        <mrow>
                          <msup>
                            <mi>x</mi>
                            <mrow>
                              <mo stretchy="false">(</mo>
                              <mrow>
                                <mrow>
                                  <mi>n</mi>
                                  <mo stretchy="false">−</mo>
                                  <mi>k</mi>
                                </mrow>
                              </mrow>
                              <mo stretchy="false">)</mo>
                            </mrow>
                          </msup>
                          <msup>
                            <mi>y</mi>
                            <mi>k</mi>
                          </msup>
                        </mrow>
                        <mo stretchy="false">)</mo>
                      </mrow>
                    </mrow>
                    <mo stretchy="false">)</mo>
                  </mrow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o stretchy="false">(</mo>
                <mrow>
                  <mrow>
                    <msup>
                      <mi>x</mi>
                      <mn>2</mn>
                    </msup>
                    <mo stretchy="false">±</mo>
                    <mi mathvariant="italic">kx</mi>
                  </mrow>
                </mrow>
                <mo stretchy="false">)</mo>
              </mrow>
              <mo stretchy="false">=</mo>
              <mrow>
                <msup>
                  <mrow>
                    <mo stretchy="false">(</mo>
                    <mrow>
                      <mrow>
                        <mi>x</mi>
                        <mo stretchy="false">±</mo>
                        <mfrac>
                          <mi>k</mi>
                          <mn>2</mn>
                        </mfrac>
                      </mrow>
                    </mrow>
                    <mo stretchy="false">)</mo>
                  </mrow>
                  <mn>2</mn>
                </msup>
                <mo stretchy="false">−</mo>
                <msup>
                  <mrow>
                    <mo stretchy="false">(</mo>
                    <mrow>
                      <mfrac>
                        <mi>k</mi>
                        <mn>2</mn>
                      </mfrac>
                    </mrow>
                    <mo stretchy="false">)</mo>
                  </mrow>
                  <mn>2</mn>
                </msup>
              </mrow>
            </mrow>
          </mrow>
        </mtd>
      </mtr>
      <mtr>
        <mtd>
          <mrow/>
        </mtd>
      </mtr>
      <mtr>
        <mtd>
          <mrow>
            <mrow>
              <mi mathvariant="italic">kCn</mi>
              <mo stretchy="false">=</mo>
              <mrow>
                <mfrac>
                  <mrow>
                    <mrow>
                      <mi>k</mi>
                    </mrow>
                    <mo stretchy="false">!</mo>
                  </mrow>
                  <mrow>
                    <mrow>
                      <mrow>
                        <mo stretchy="false">(</mo>
                        <mrow>
                          <mrow>
                            <mi>n</mi>
                            <mo stretchy="false">−</mo>
                            <mi>k</mi>
                          </mrow>
                        </mrow>
                        <mo stretchy="false">)</mo>
                      </mrow>
                      <mo stretchy="false">!</mo>
                    </mrow>
                    <mi/>
                    <mrow>
                      <mi>k</mi>
                      <mo stretchy="false">!</mo>
                    </mrow>
                  </mrow>
                </mfrac>
              </mrow>
            </mrow>
          </mrow>
        </mtd>
      </mtr>
      <mtr>
        <mtd>
          <mrow>
            <mrow>
              <mi mathvariant="italic">kAn</mi>
              <mo stretchy="false">=</mo>
              <mrow>
                <mfrac>
                  <mrow>
                    <mi>k</mi>
                    <mo stretchy="false">!</mo>
                  </mrow>
                  <mrow>
                    <mrow>
                      <mrow>
                        <mo stretchy="false">(</mo>
                        <mrow>
                          <mrow>
                            <mi>n</mi>
                            <mo stretchy="false">−</mo>
                            <mi>k</mi>
                          </mrow>
                        </mrow>
                        <mo stretchy="false">)</mo>
                      </mrow>
                      <mo stretchy="false">!</mo>
                    </mrow>
                  </mrow>
                </mfrac>
              </mrow>
            </mrow>
          </mrow>
        </mtd>
      </mtr>
      <mtr>
        <mtd>
          <mrow>
            <mrow>
              <mn>0Cn</mn>
              <mo stretchy="false">=</mo>
              <mn>1</mn>
            </mrow>
            <mi/>
            <mrow>
              <mi mathvariant="italic">nCn</mi>
              <mo stretchy="false">=</mo>
              <mn>1</mn>
            </mrow>
          </mrow>
        </mtd>
      </mtr>
      <mtr>
        <mtd>
          <mrow/>
        </mtd>
      </mtr>
      <mtr>
        <mtd>
          <mrow/>
        </mtd>
      </mtr>
      <mtr>
        <mtd>
          <mrow>
            <mn>....................</mn>
          </mrow>
        </mtd>
      </mtr>
      <mtr>
        <mtd>
          <mrow>
            <mi mathvariant="italic">when</mi>
            <mi mathvariant="italic">doing</mi>
            <mi mathvariant="italic">decomposition</mi>
            <mi mathvariant="italic">of</mi>
            <mi mathvariant="italic">fraction</mi>
          </mrow>
        </mtd>
      </mtr>
      <mtr>
        <mtd>
          <mrow>
            <mn>....................</mn>
          </mrow>
        </mtd>
      </mtr>
      <mtr>
        <mtd>
          <mrow>
            <mtable>
              <mtr>
                <mtd>
                  <mrow>
                    <mi mathvariant="italic">iin</mi>
                    <mi mathvariant="italic">the</mi>
                    <mi mathvariant="italic">denominator</mi>
                  </mrow>
                </mtd>
                <mtd>
                  <mrow>
                    <mo stretchy="false">∂</mo>
                    <mi mathvariant="italic">function</mi>
                    <mi mathvariant="italic">form</mi>
                  </mrow>
                </mtd>
              </mtr>
              <mtr>
                <mtd>
                  <mrow>
                    <msup>
                      <mrow>
                        <mo stretchy="false">(</mo>
                        <mrow>
                          <mrow>
                            <mi mathvariant="italic">ax</mi>
                            <mo stretchy="false">+</mo>
                            <mi>b</mi>
                          </mrow>
                        </mrow>
                        <mo stretchy="false">)</mo>
                      </mrow>
                      <mi>k</mi>
                    </msup>
                  </mrow>
                </mtd>
                <mtd>
                  <mrow>
                    <mrow>
                      <mrow>
                        <mfrac>
                          <msub>
                            <mi>A</mi>
                            <mn>1</mn>
                          </msub>
                          <mrow>
                            <mrow>
                              <mi mathvariant="italic">ax</mi>
                              <mo stretchy="false">+</mo>
                              <mi>b</mi>
                            </mrow>
                          </mrow>
                        </mfrac>
                        <mo stretchy="false">+</mo>
                        <mn>.....</mn>
                      </mrow>
                      <mo stretchy="false">+</mo>
                      <mfrac>
                        <msub>
                          <mi>A</mi>
                          <mi>k</mi>
                        </msub>
                        <mrow>
                          <msup>
                            <mrow>
                              <mo stretchy="false">(</mo>
                              <mrow>
                                <mrow>
                                  <mi mathvariant="italic">ax</mi>
                                  <mo stretchy="false">+</mo>
                                  <mi>b</mi>
                                </mrow>
                              </mrow>
                              <mo stretchy="false">)</mo>
                            </mrow>
                            <mi>k</mi>
                          </msup>
                        </mrow>
                      </mfrac>
                    </mrow>
                  </mrow>
                </mtd>
              </mtr>
              <mtr>
                <mtd>
                  <mrow>
                    <msup>
                      <mrow>
                        <mo stretchy="false">(</mo>
                        <mrow>
                          <mrow>
                            <mrow>
                              <msup>
                                <mi mathvariant="italic">ax</mi>
                                <mn>2</mn>
                              </msup>
                              <mo stretchy="false">+</mo>
                              <mi mathvariant="italic">bx</mi>
                            </mrow>
                            <mo stretchy="false">+</mo>
                            <mi>c</mi>
                          </mrow>
                        </mrow>
                        <mo stretchy="false">)</mo>
                      </mrow>
                      <mi>k</mi>
                    </msup>
                  </mrow>
                </mtd>
                <mtd>
                  <mrow>
                    <mrow>
                      <mrow>
                        <mfrac>
                          <mrow>
                            <msub>
                              <mi>A</mi>
                              <mn>1</mn>
                            </msub>
                            <mrow>
                              <mi>x</mi>
                              <mo stretchy="false">+</mo>
                              <mi>b</mi>
                            </mrow>
                          </mrow>
                          <msup>
                            <mrow>
                              <mo stretchy="false">(</mo>
                              <mrow>
                                <mrow>
                                  <mi>a</mi>
                                  <mrow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+</mo>
                                      <mi mathvariant="italic">bx</mi>
                                    </mrow>
                                    <mo stretchy="false">+</mo>
                                    <mi>c</mi>
                                  </mrow>
                                </mrow>
                              </mrow>
                              <mo stretchy="false">)</mo>
                            </mrow>
                            <mn>1</mn>
                          </msup>
                        </mfrac>
                        <mo stretchy="false">+</mo>
                        <mn>..........</mn>
                      </mrow>
                      <mo stretchy="false">+</mo>
                      <mrow>
                        <mfrac>
                          <mrow>
                            <msub>
                              <mi>A</mi>
                              <mi>k</mi>
                            </msub>
                            <mrow>
                              <mi>x</mi>
                              <mo stretchy="false">+</mo>
                              <msub>
                                <mi>B</mi>
                                <mi>k</mi>
                              </msub>
                            </mrow>
                          </mrow>
                          <msup>
                            <mrow>
                              <mo stretchy="false">(</mo>
                              <mrow>
                                <mrow>
                                  <mrow>
                                    <msup>
                                      <mi mathvariant="italic">ax</mi>
                                      <mn>2</mn>
                                    </msup>
                                    <mo stretchy="false">+</mo>
                                    <mi>b</mi>
                                  </mrow>
                                  <mrow>
                                    <mi>x</mi>
                                    <mo stretchy="false">+</mo>
                                    <mi>c</mi>
                                  </mrow>
                                </mrow>
                              </mrow>
                              <mo stretchy="false">)</mo>
                            </mrow>
                            <mi>k</mi>
                          </msup>
                        </mfrac>
                      </mrow>
                    </mrow>
                  </mrow>
                </mtd>
              </mtr>
            </mtable>
          </mrow>
        </mtd>
      </mtr>
      <mtr>
        <mtd>
          <mrow/>
        </mtd>
      </mtr>
    </mtable>
    <annotation encoding="StarMath 5.0">coefficient binomiaux
newline
newline (x + y) sup n = sum from{k=0} to{n} {(left ( stack{n # k} right ) (x sup (n-k) y sup k))}  newline newline

(x sup 2 +- kx) = (x +- k over 2) sup 2 - (k over 2) sup 2 newline newline
kCn = { fact {k} over {fact(n-k) ~fact k}  } newline
kAn = {fact k over {fact(n - k)}} newline
0Cn = 1~~~~nCn = 1 newline newline newline
.................... newline
when doing decomposition of fraction newline
.................... newline
matrix{iin the denominator # partial function form ##(ax + b) sup k # A_1 over {ax + b} + ..... + A_k over {(ax + b ) sup k}## (ax sup 2 + bx +c) sup k # {A_1 x +b} over ({a x sup 2 + bx + c} )sup 1 + .......... + {{A_k x + B_k} over ({ax sup 2 + b x + c}) sup k } }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08:36:57</meta:creation-date>
    <meta:generator>LibreOffice/3.5$Linux_x86 LibreOffice_project/350m1$Build-2</meta:generator>
  </office:meta>
</office:document-meta>
</file>